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d610" officeooo:paragraph-rsid="0009d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dependencias raspbian:</text:p>
      <text:p text:style-name="P1"/>
      <text:p text:style-name="P1">sudo apt-get <text:span text:style-name="Emphasis">install</text:span> python-qt4</text:p>
      <text:p text:style-name="P1">sudo apt-get <text:span text:style-name="Emphasis">install</text:span> python3-qt4 (para python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3:05:13.709102171</meta:creation-date>
    <dc:date>2015-12-23T21:18:10.173173344</dc:date>
    <meta:editing-duration>PT6H27M32S</meta:editing-duration>
    <meta:editing-cycles>1</meta:editing-cycles>
    <meta:document-statistic meta:table-count="0" meta:image-count="0" meta:object-count="0" meta:page-count="1" meta:paragraph-count="3" meta:word-count="13" meta:character-count="111" meta:non-whitespace-character-count="101"/>
    <meta:generator>LibreOffice/4.2.6.3$Linux_X86_64 LibreOffice_project/420$Build-3</meta:generator>
  </office:meta>
</office:document-meta>
</file>